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extSourc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Source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extSource.adjustName( final TraversableSource source , final String block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lockContextSource.invoke( Object proxy ,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Context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Source.BlockContextSource( String location , Map blockContexts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ContextSource.create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lockContextSource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Sourc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ontext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